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base stats</text:p>
          </table:table-cell>
          <table:table-cell table:number-columns-repeated="2"/>
          <table:table-cell office:value-type="string" calcext:value-type="string">
            <text:p>with gear:</text:p>
          </table:table-cell>
          <table:table-cell table:number-columns-repeated="3"/>
          <table:table-cell office:value-type="string" calcext:value-type="string">
            <text:p>basic dodge</text:p>
          </table:table-cell>
          <table:table-cell table:formula="of:=[.A11]-0.04*[.B3]-20*0.04" office:value-type="float" office:value="0.65" calcext:value-type="float">
            <text:p>0.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r</text:p>
          </table:table-cell>
          <table:table-cell office:value-type="float" office:value="157" calcext:value-type="float">
            <text:p>157</text:p>
          </table:table-cell>
          <table:table-cell table:number-columns-repeated="5"/>
          <table:table-cell office:value-type="string" calcext:value-type="string">
            <text:p>basic parry</text:p>
          </table:table-cell>
          <table:table-cell table:formula="of:=[.C11]-5-20*0.04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gi</text:p>
          </table:table-cell>
          <table:table-cell office:value-type="float" office:value="74" calcext:value-type="float">
            <text:p>74</text:p>
          </table:table-cell>
          <table:table-cell/>
          <table:table-cell table:formula="of:=[.B3]+[.P14]" office:value-type="float" office:value="86" calcext:value-type="float">
            <text:p>86</text:p>
          </table:table-cell>
          <table:table-cell/>
          <table:table-cell table:formula="of:=[.B3]*4/100" office:value-type="float" office:value="2.96" calcext:value-type="float">
            <text:p>2.96</text:p>
          </table:table-cell>
          <table:table-cell/>
          <table:table-cell office:value-type="string" calcext:value-type="string">
            <text:p>basic block</text:p>
          </table:table-cell>
          <table:table-cell table:formula="of:=[.E11]-20*0.04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138" calcext:value-type="float">
            <text:p>138</text:p>
          </table:table-cell>
          <table:table-cell table:formula="of:=[.B4]*10-180" office:value-type="float" office:value="1200" calcext:value-type="float">
            <text:p>1200</text:p>
          </table:table-cell>
          <table:table-cell table:formula="of:=[.B4]+[.P13]" office:value-type="float" office:value="697.68" calcext:value-type="float">
            <text:p>697.6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t</text:p>
          </table:table-cell>
          <table:table-cell office:value-type="float" office:value="84" calcext:value-type="float">
            <text:p>84</text:p>
          </table:table-cell>
          <table:table-cell table:formula="of:=[.B5]*15-280" office:value-type="float" office:value="980" calcext:value-type="float">
            <text:p>98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p</text:p>
          </table:table-cell>
          <table:table-cell office:value-type="float" office:value="91" calcext:value-type="float">
            <text:p>9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rmor</text:p>
          </table:table-cell>
          <table:table-cell table:formula="of:=2*[.B3]" office:value-type="float" office:value="148" calcext:value-type="float">
            <text:p>148</text:p>
          </table:table-cell>
          <table:table-cell/>
          <table:table-cell table:formula="of:=[.B7]+[.P12]+2*[.P14]" office:value-type="float" office:value="13178.4" calcext:value-type="float">
            <text:p>13178.4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table:formula="of:=4577-1200" office:value-type="float" office:value="3377" calcext:value-type="float">
            <text:p>3377</text:p>
          </table:table-cell>
          <table:table-cell table:formula="of:=[.A9]+10*[.D4]+[.F15]-180" office:value-type="float" office:value="10323.8" calcext:value-type="float">
            <text:p>10323.8</text:p>
          </table:table-cell>
          <table:table-cell table:number-columns-repeated="14"/>
        </table:table-row>
        <table:table-row table:style-name="ro1">
          <table:table-cell table:formula="of:=3933-980" office:value-type="float" office:value="2953" calcext:value-type="float">
            <text:p>2953</text:p>
          </table:table-cell>
          <table:table-cell table:number-columns-repeated="15"/>
        </table:table-row>
        <table:table-row table:style-name="ro1">
          <table:table-cell office:value-type="float" office:value="4.41" calcext:value-type="float">
            <text:p>4.41</text:p>
          </table:table-cell>
          <table:table-cell office:value-type="string" calcext:value-type="string">
            <text:p>% dodge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% parry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% bloc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rmor</text:p>
          </table:table-cell>
          <table:table-cell office:value-type="float" office:value="1296" calcext:value-type="float">
            <text:p>1296</text:p>
          </table:table-cell>
          <table:table-cell office:value-type="float" office:value="0" calcext:value-type="float">
            <text:p>0</text:p>
          </table:table-cell>
          <table:table-cell office:value-type="float" office:value="873" calcext:value-type="float">
            <text:p>873</text:p>
          </table:table-cell>
          <table:table-cell office:value-type="float" office:value="216" calcext:value-type="float">
            <text:p>216</text:p>
          </table:table-cell>
          <table:table-cell office:value-type="float" office:value="1164" calcext:value-type="float">
            <text:p>1164</text:p>
          </table:table-cell>
          <table:table-cell office:value-type="float" office:value="509" calcext:value-type="float">
            <text:p>509</text:p>
          </table:table-cell>
          <table:table-cell office:value-type="float" office:value="0" calcext:value-type="float">
            <text:p>0</text:p>
          </table:table-cell>
          <table:table-cell office:value-type="float" office:value="3806" calcext:value-type="float">
            <text:p>3806</text:p>
          </table:table-cell>
          <table:table-cell office:value-type="float" office:value="943" calcext:value-type="float">
            <text:p>943</text:p>
          </table:table-cell>
          <table:table-cell office:value-type="float" office:value="655" calcext:value-type="float">
            <text:p>655</text:p>
          </table:table-cell>
          <table:table-cell office:value-type="float" office:value="1257" calcext:value-type="float">
            <text:p>1257</text:p>
          </table:table-cell>
          <table:table-cell office:value-type="float" office:value="1105" calcext:value-type="float">
            <text:p>1105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12:.N12])*1.1" office:value-type="float" office:value="13006.4" calcext:value-type="float">
            <text:p>13006.4</text:p>
          </table:table-cell>
        </table:table-row>
        <table:table-row table:style-name="ro1">
          <table:table-cell office:value-type="string" calcext:value-type="string">
            <text:p>sta</text:p>
          </table:table-cell>
          <table:table-cell table:formula="of:=67+6"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table:formula="of:=22+12"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table:formula="of:=30+6+12"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7" calcext:value-type="float">
            <text:p>27</text:p>
          </table:table-cell>
          <table:table-cell table:formula="of:=27+10+12"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table:formula="of:=39+12"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/>
          <table:table-cell table:formula="of:=SUM([.B13:.N13])*1.06*1.1" office:value-type="float" office:value="559.68" calcext:value-type="float">
            <text:p>559.68</text:p>
          </table:table-cell>
        </table:table-row>
        <table:table-row table:style-name="ro1">
          <table:table-cell office:value-type="string" calcext:value-type="string">
            <text:p>agi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14:.N14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table:number-columns-repeated="4"/>
          <table:table-cell office:value-type="float" office:value="150" calcext:value-type="float">
            <text:p>1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lock value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86+29"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SUM([.B16:.N16])" office:value-type="float" office:value="270" calcext:value-type="float">
            <text:p>270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formula="of:=70*5+20" office:value-type="float" office:value="370" calcext:value-type="float">
            <text:p>370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def rating</text:p>
          </table:table-cell>
          <table:table-cell office:value-type="string" calcext:value-type="string">
            <text:p>def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89" calcext:value-type="float">
            <text:p>389</text:p>
          </table:table-cell>
          <table:table-cell office:value-type="float" office:value="164" calcext:value-type="float">
            <text:p>164</text:p>
          </table:table-cell>
          <table:table-cell table:number-columns-repeated="2"/>
          <table:table-cell table:formula="of:=([.P16]+[.B2]/20)*1.3" office:value-type="float" office:value="361.205" calcext:value-type="float">
            <text:p>361.20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5" calcext:value-type="float">
            <text:p>365</text:p>
          </table:table-cell>
          <table:table-cell office:value-type="float" office:value="154" calcext:value-type="float">
            <text:p>154</text:p>
          </table:table-cell>
          <table:table-cell table:number-columns-repeated="2"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270" calcext:value-type="float">
            <text:p>270</text:p>
          </table:table-cell>
          <table:table-cell office:value-type="float" office:value="157" calcext:value-type="float">
            <text:p>157</text:p>
          </table:table-cell>
          <table:table-cell office:value-type="float" office:value="395" calcext:value-type="float">
            <text:p>39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23]/[.F23]" office:value-type="float" office:value="0.581481481481482" calcext:value-type="float">
            <text:p>0.581481481481482</text:p>
          </table:table-cell>
          <table:table-cell table:formula="of:=[.H23]/[.F23]" office:value-type="float" office:value="1.46296296296296" calcext:value-type="float">
            <text:p>1.4629629629629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=</text:p>
          </table:table-cell>
          <table:table-cell table:formula="of:=([.C21]-[.C22])/([.B21]-[.B22])" office:value-type="float" office:value="0.416666666666667" calcext:value-type="float">
            <text:p>0.416666666666667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157" calcext:value-type="float">
            <text:p>157</text:p>
          </table:table-cell>
          <table:table-cell office:value-type="float" office:value="352" calcext:value-type="float">
            <text:p>352</text:p>
          </table:table-cell>
          <table:table-cell table:number-columns-repeated="2"/>
          <table:table-cell table:formula="of:=1" office:value-type="float" office:value="1" calcext:value-type="float">
            <text:p>1</text:p>
          </table:table-cell>
          <table:table-cell table:formula="of:=[.G25]/[.F25]" office:value-type="float" office:value="0.51417004048583" calcext:value-type="float">
            <text:p>0.51417004048583</text:p>
          </table:table-cell>
          <table:table-cell table:formula="of:=[.H25]/[.F25]" office:value-type="float" office:value="1.45748987854251" calcext:value-type="float">
            <text:p>1.4574898785425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=</text:p>
          </table:table-cell>
          <table:table-cell table:formula="of:=[.C21]-[.B21]*[.C24]" office:value-type="float" office:value="1.91666666666666" calcext:value-type="float">
            <text:p>1.91666666666666</text:p>
          </table:table-cell>
          <table:table-cell table:number-columns-repeated="2"/>
          <table:table-cell office:value-type="float" office:value="247" calcext:value-type="float">
            <text:p>247</text:p>
          </table:table-cell>
          <table:table-cell office:value-type="float" office:value="127" calcext:value-type="float">
            <text:p>127</text:p>
          </table:table-cell>
          <table:table-cell office:value-type="float" office:value="360" calcext:value-type="float">
            <text:p>360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188" calcext:value-type="float">
            <text:p>188</text:p>
          </table:table-cell>
          <table:table-cell office:value-type="float" office:value="127" calcext:value-type="float">
            <text:p>127</text:p>
          </table:table-cell>
          <table:table-cell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/>
          <table:table-cell office:value-type="float" office:value="342" calcext:value-type="float">
            <text:p>342</text:p>
          </table:table-cell>
          <table:table-cell table:formula="of:=[.B27]*[.C24]+[.C25]" office:value-type="float" office:value="144.416666666667" calcext:value-type="float">
            <text:p>144.416666666667</text:p>
          </table:table-cell>
          <table:table-cell table:number-columns-repeated="2"/>
          <table:table-cell table:formula="of:=[.F26]*[.M31]+[.G26]*2/25" office:value-type="float" office:value="276.30836266429" calcext:value-type="float">
            <text:p>276.30836266429</text:p>
          </table:table-cell>
          <table:table-cell table:number-columns-repeated="4"/>
          <table:table-cell table:formula="of:=[.K23]" office:value-type="float" office:value="1" calcext:value-type="float">
            <text:p>1</text:p>
          </table:table-cell>
          <table:table-cell table:formula="of:=[.L23]" office:value-type="float" office:value="0.581481481481482" calcext:value-type="float">
            <text:p>0.581481481481482</text:p>
          </table:table-cell>
          <table:table-cell table:formula="of:=[.M23]" office:value-type="float" office:value="1.46296296296296" calcext:value-type="float">
            <text:p>1.46296296296296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1.3*1.1*([.F23]+[.G23]/25)" office:value-type="float" office:value="395.0804" calcext:value-type="float">
            <text:p>395.0804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[.L23]-[.L24]" office:value-type="float" office:value="0.0673114409956516" calcext:value-type="float">
            <text:p>0.067311440995652</text:p>
          </table:table-cell>
          <table:table-cell table:formula="of:=[.M23]-[.M24]" office:value-type="float" office:value="0.00547308442045291" calcext:value-type="float">
            <text:p>0.005473084420453</text:p>
          </table:table-cell>
          <table:table-cell table:number-columns-repeated="2"/>
          <table:table-cell table:formula="of:=1.3*1.1" office:value-type="float" office:value="1.43" calcext:value-type="float">
            <text:p>1.43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11"/>
          <table:table-cell office:value-type="string" calcext:value-type="string">
            <text:p>Strength coefficient=</text:p>
          </table:table-cell>
          <table:table-cell table:formula="of:=[.M28]/[.L28]" office:value-type="float" office:value="0.0813098685676107" calcext:value-type="float">
            <text:p>0.081309868567611</text:p>
          </table:table-cell>
          <table:table-cell/>
          <table:table-cell table:formula="of:=([.H23]/[.$P$28]-[.F23])/([.G23])" office:value-type="float" office:value="0.0396418867756447" calcext:value-type="float">
            <text:p>0.039641886775645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block value coefficient=</text:p>
          </table:table-cell>
          <table:table-cell table:formula="of:=[.M27]-[.L27]*[.M30]" office:value-type="float" office:value="1.4156827801292" calcext:value-type="float">
            <text:p>1.4156827801292</text:p>
          </table:table-cell>
          <table:table-cell/>
          <table:table-cell table:formula="of:=([.H24]/[.$P$28]-[.F24])/([.G24])" office:value-type="float" office:value="0.0391964723174913" calcext:value-type="float">
            <text:p>0.03919647231749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f rating</text:p>
          </table:table-cell>
          <table:table-cell office:value-type="string" calcext:value-type="string">
            <text:p>parry/%</text:p>
          </table:table-cell>
          <table:table-cell table:number-columns-repeated="11"/>
          <table:table-cell table:formula="of:=([.H25]/[.$P$28]-[.F25])/([.G25])" office:value-type="float" office:value="0.0373878090413522" calcext:value-type="float">
            <text:p>0.037387809041352</text:p>
          </table:table-cell>
          <table:table-cell/>
        </table:table-row>
        <table:table-row table:style-name="ro1">
          <table:table-cell/>
          <table:table-cell office:value-type="float" office:value="370" calcext:value-type="float">
            <text:p>370</text:p>
          </table:table-cell>
          <table:table-cell office:value-type="float" office:value="7.04" calcext:value-type="float">
            <text:p>7.04</text:p>
          </table:table-cell>
          <table:table-cell table:number-columns-repeated="11"/>
          <table:table-cell table:formula="of:=([.H26]/[.$P$28]-[.F26])/([.G26])" office:value-type="float" office:value="0.0394251417873463" calcext:value-type="float">
            <text:p>0.039425141787346</text:p>
          </table:table-cell>
          <table:table-cell/>
        </table:table-row>
        <table:table-row table:style-name="ro1">
          <table:table-cell/>
          <table:table-cell office:value-type="float" office:value="338" calcext:value-type="float">
            <text:p>338</text:p>
          </table:table-cell>
          <table:table-cell office:value-type="float" office:value="6.48" calcext:value-type="float">
            <text:p>6.4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96" calcext:value-type="float">
            <text:p>296</text:p>
          </table:table-cell>
          <table:table-cell office:value-type="float" office:value="5.8" calcext:value-type="float">
            <text:p>5.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66" calcext:value-type="float">
            <text:p>266</text:p>
          </table:table-cell>
          <table:table-cell office:value-type="float" office:value="5.28" calcext:value-type="float">
            <text:p>5.28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m=</text:p>
          </table:table-cell>
          <table:table-cell table:formula="of:=([.C33]-[.C34])/([.B33]-[.B34])" office:value-type="float" office:value="0.0175" calcext:value-type="float">
            <text:p>0.0175</text:p>
          </table:table-cell>
          <table:table-cell/>
          <table:table-cell office:value-type="string" calcext:value-type="string">
            <text:p>f_def=</text:p>
          </table:table-cell>
          <table:table-cell office:value-type="float" office:value="1.5" calcext:value-type="float">
            <text:p>1.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b=</text:p>
          </table:table-cell>
          <table:table-cell table:formula="of:=[.C33]-[.B33]*[.C38]" office:value-type="float" office:value="0.565000000000005" calcext:value-type="float">
            <text:p>0.565000000000005</text:p>
          </table:table-cell>
          <table:table-cell/>
          <table:table-cell office:value-type="string" calcext:value-type="string">
            <text:p>h=</text:p>
          </table:table-cell>
          <table:table-cell table:formula="of:=-3/82*70+131/41" office:value-type="float" office:value="0.634146341463415" calcext:value-type="float">
            <text:p>0.634146341463415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formula="of:=[.C39]+[.C38]*[.B36]" office:value-type="float" office:value="5.22" calcext:value-type="float">
            <text:p>5.22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m=</text:p>
          </table:table-cell>
          <table:table-cell table:formula="of:=([.C33]/0.04-20)/[.B33]" office:value-type="float" office:value="0.421621621621622" calcext:value-type="float">
            <text:p>0.421621621621622</text:p>
          </table:table-cell>
          <table:table-cell/>
          <table:table-cell table:formula="of:=0.04*([.F42]*[.B33]+20)" office:value-type="float" office:value="7.04" calcext:value-type="float">
            <text:p>7.04</text:p>
          </table:table-cell>
          <table:table-cell table:number-columns-repeated="8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4"/>
          <table:table-cell table:formula="of:=[Sheet2.B11]/0.04" office:value-type="float" office:value="0.42225" calcext:value-type="float">
            <text:p>0.42225</text:p>
          </table:table-cell>
          <table:table-cell table:number-columns-repeated="11"/>
        </table:table-row>
      </table:table>
      <table:table table:name="Sheet2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def rating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dodge rating</text:p>
          </table:table-cell>
          <table:table-cell office:value-type="string" calcext:value-type="string">
            <text:p>%</text:p>
          </table:table-cell>
          <table:table-cell table:number-columns-repeated="4"/>
          <table:table-cell office:value-type="string" calcext:value-type="string">
            <text:p>def rating</text:p>
          </table:table-cell>
          <table:table-cell office:value-type="string" calcext:value-type="string">
            <text:p>dodge rating</text:p>
          </table:table-cell>
          <table:table-cell/>
          <table:table-cell office:value-type="string" calcext:value-type="string">
            <text:p>agility</text:p>
          </table:table-cell>
          <table:table-cell office:value-type="string" calcext:value-type="string">
            <text:p>Dodge %</text:p>
          </table:table-cell>
          <table:table-cell office:value-type="string" calcext:value-type="string">
            <text:p>test dodge %</text:p>
          </table:table-cell>
          <table:table-cell office:value-type="string" calcext:value-type="string">
            <text:p>diff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7.2" calcext:value-type="float">
            <text:p>7.2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4.6" calcext:value-type="float">
            <text:p>4.6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23" calcext:value-type="float">
            <text:p>123</text:p>
          </table:table-cell>
          <table:table-cell table:formula="of:=[.J2]*[.$B$11]+[.$B$12]+[.K2]*[.$E$9]" office:value-type="float" office:value="13.7046487" calcext:value-type="float">
            <text:p>13.7046487</text:p>
          </table:table-cell>
          <table:table-cell office:value-type="float" office:value="98" calcext:value-type="float">
            <text:p>98</text:p>
          </table:table-cell>
          <table:table-cell office:value-type="float" office:value="18.27" calcext:value-type="float">
            <text:p>18.27</text:p>
          </table:table-cell>
          <table:table-cell table:formula="of:=[.L2]+[.M2]*0.04+0.65" office:value-type="float" office:value="18.2746487" calcext:value-type="float">
            <text:p>18.2746487</text:p>
          </table:table-cell>
          <table:table-cell table:formula="of:=[.N2]-[.O2]" office:value-type="float" office:value="-0.00464870000000062" calcext:value-type="float">
            <text:p>-0.004648700000001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7.04" calcext:value-type="float">
            <text:p>7.04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3.28" calcext:value-type="float">
            <text:p>3.28</text:p>
          </table:table-cell>
          <table:table-cell table:number-columns-repeated="4"/>
          <table:table-cell office:value-type="float" office:value="348" calcext:value-type="float">
            <text:p>348</text:p>
          </table:table-cell>
          <table:table-cell office:value-type="float" office:value="123" calcext:value-type="float">
            <text:p>123</text:p>
          </table:table-cell>
          <table:table-cell table:formula="of:=[.J3]*[.$B$11]+[.$B$12]+[.K3]*[.$E$9]" office:value-type="float" office:value="13.1641687" calcext:value-type="float">
            <text:p>13.1641687</text:p>
          </table:table-cell>
          <table:table-cell office:value-type="float" office:value="86" calcext:value-type="float">
            <text:p>86</text:p>
          </table:table-cell>
          <table:table-cell office:value-type="float" office:value="17.27" calcext:value-type="float">
            <text:p>17.27</text:p>
          </table:table-cell>
          <table:table-cell table:formula="of:=[.L3]+[.M3]*0.04+0.65" office:value-type="float" office:value="17.2541687" calcext:value-type="float">
            <text:p>17.2541687</text:p>
          </table:table-cell>
          <table:table-cell table:formula="of:=[.N3]-[.O3]" office:value-type="float" office:value="0.0158312999999986" calcext:value-type="float">
            <text:p>0.015831299999999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6.48" calcext:value-type="float">
            <text:p>6.48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2.85" calcext:value-type="float">
            <text:p>2.85</text:p>
          </table:table-cell>
          <table:table-cell table:number-columns-repeated="4"/>
          <table:table-cell office:value-type="float" office:value="370" calcext:value-type="float">
            <text:p>370</text:p>
          </table:table-cell>
          <table:table-cell office:value-type="float" office:value="97" calcext:value-type="float">
            <text:p>97</text:p>
          </table:table-cell>
          <table:table-cell table:formula="of:=[.J4]*[.$B$11]+[.$B$12]+[.K4]*[.$E$9]" office:value-type="float" office:value="12.1614433" calcext:value-type="float">
            <text:p>12.1614433</text:p>
          </table:table-cell>
          <table:table-cell office:value-type="float" office:value="110" calcext:value-type="float">
            <text:p>110</text:p>
          </table:table-cell>
          <table:table-cell office:value-type="float" office:value="17.22" calcext:value-type="float">
            <text:p>17.22</text:p>
          </table:table-cell>
          <table:table-cell table:formula="of:=[.L4]+[.M4]*0.04+0.65" office:value-type="float" office:value="17.2114433" calcext:value-type="float">
            <text:p>17.2114433</text:p>
          </table:table-cell>
          <table:table-cell table:formula="of:=[.N4]-[.O4]" office:value-type="float" office:value="0.00855669999999975" calcext:value-type="float">
            <text:p>0.0085567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5.8" calcext:value-type="float">
            <text:p>5.8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.59" calcext:value-type="float">
            <text:p>2.59</text:p>
          </table:table-cell>
          <table:table-cell table:number-columns-repeated="11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5.28" calcext:value-type="float">
            <text:p>5.2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.06" calcext:value-type="float">
            <text:p>2.06</text:p>
          </table:table-cell>
          <table:table-cell table:number-columns-repeated="11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4.96" calcext:value-type="float">
            <text:p>4.96</text:p>
          </table:table-cell>
          <table:table-cell table:number-columns-repeated="1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.44" calcext:value-type="float">
            <text:p>4.44</text:p>
          </table:table-cell>
          <table:table-cell table:number-columns-repeated="1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.88" calcext:value-type="float">
            <text:p>3.88</text:p>
          </table:table-cell>
          <table:table-cell/>
          <table:table-cell office:value-type="string" calcext:value-type="string">
            <text:p>m=</text:p>
          </table:table-cell>
          <table:table-cell office:value-type="float" office:value="0.0528579" calcext:value-type="float">
            <text:p>0.0528579</text:p>
          </table:table-cell>
          <table:table-cell table:style-name="ce1" office:value-type="float" office:value="0.00002047" calcext:value-type="float">
            <text:p>2.05E-05</text:p>
          </table:table-cell>
          <table:table-cell table:number-columns-repeated="10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.48" calcext:value-type="float">
            <text:p>3.4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=</text:p>
          </table:table-cell>
          <table:table-cell office:value-type="float" office:value="0.01689" calcext:value-type="float">
            <text:p>0.01689</text:p>
          </table:table-cell>
          <table:table-cell table:style-name="ce1" office:value-type="float" office:value="0.00006517" calcext:value-type="float">
            <text:p>6.52E-0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=</text:p>
          </table:table-cell>
          <table:table-cell office:value-type="float" office:value="0.784927" calcext:value-type="float">
            <text:p>0.784927</text:p>
          </table:table-cell>
          <table:table-cell office:value-type="float" office:value="0.0175" calcext:value-type="float">
            <text:p>0.0175</text:p>
          </table:table-cell>
          <table:table-cell table:number-columns-repeated="13"/>
        </table:table-row>
      </table:table>
      <table:table table:name="Sheet3" table:style-name="ta1">
        <table:table-column table:style-name="co1" table:number-columns-repeated="13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hea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rength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4"/>
          <table:table-cell table:formula="of:=SUM([.B3:.L3])/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lock val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table:formula="of:=86+18+29" office:value-type="float" office:value="133" calcext:value-type="float">
            <text:p>133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SUM([.B4:.L4])" office:value-type="float" office:value="382" calcext:value-type="float">
            <text:p>382</text:p>
          </table:table-cell>
        </table:table-row>
        <table:table-row table:style-name="ro1">
          <table:table-cell table:number-columns-repeated="12"/>
          <table:table-cell table:formula="of:=([.M4]+[.M3])*1.3*1.1" office:value-type="float" office:value="557.7" calcext:value-type="float">
            <text:p>557.7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strength</text:p>
          </table:table-cell>
          <table:table-cell office:value-type="string" calcext:value-type="string">
            <text:p>block</text:p>
          </table:table-cell>
          <table:table-cell table:number-columns-repeated="11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m=</text:p>
          </table:table-cell>
          <table:table-cell table:formula="of:=([.B10]-[.B12])/([.A10]-[.A12])" office:value-type="float" office:value="0.0588235294117647" calcext:value-type="float">
            <text:p>0.0588235294117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=</text:p>
          </table:table-cell>
          <table:table-cell table:formula="of:=[.B12]-[.A12]*[.B14]" office:value-type="float" office:value="-1.82352941176471" calcext:value-type="float">
            <text:p>-1.82352941176471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formula="of:=[.B15]+[.B14]*[.A11]" office:value-type="float" office:value="6.94117647058823" calcext:value-type="float">
            <text:p>6.94117647058823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4">00/00/0000</text:date>, <text:time style:data-style-name="N2" text:time-value="22:17:00.1124814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6T21:00:41.080311779</meta:creation-date>
    <dc:date>2020-04-14T22:31:15.020848409</dc:date>
    <meta:editing-duration>P3DT1H11M40S</meta:editing-duration>
    <meta:editing-cycles>12</meta:editing-cycles>
    <meta:generator>LibreOffice/6.3.5.2$Linux_X86_64 LibreOffice_project/30$Build-2</meta:generator>
    <meta:document-statistic meta:table-count="3" meta:cell-count="272" meta:object-count="0"/>
  </office:meta>
</office:document-meta>
</file>